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top="0cm" fo:margin-bottom="0.635cm" fo:line-height="100%" fo:text-align="center" style:justify-single-word="false"/>
      <style:text-properties fo:font-size="14pt" fo:font-weight="bold" style:font-size-asian="14pt" style:font-weight-asian="bold"/>
    </style:style>
    <style:style style:name="P4" style:family="paragraph" style:parent-style-name="Standard" style:list-style-name="L1"/>
    <style:style style:name="P5" style:family="paragraph" style:parent-style-name="Standard" style:list-style-name="L1">
      <style:paragraph-properties fo:margin-left="1.27cm" fo:margin-right="0cm" fo:text-indent="-0.635cm" style:auto-text-indent="false"/>
    </style:style>
    <style:style style:name="P6" style:family="paragraph" style:parent-style-name="Standard">
      <style:paragraph-properties fo:margin-left="0cm" fo:margin-right="0cm" fo:text-indent="0.026cm" style:auto-text-indent="false">
        <style:tab-stops/>
      </style:paragraph-properties>
    </style:style>
    <style:style style:name="P7" style:family="paragraph" style:parent-style-name="Standard">
      <style:paragraph-properties fo:margin-left="0cm" fo:margin-right="0cm" fo:text-indent="0.026cm" style:auto-text-indent="false">
        <style:tab-stops/>
      </style:paragraph-properties>
    </style:style>
    <style:style style:name="P8" style:family="paragraph" style:parent-style-name="Heading" style:master-page-name="Standard">
      <style:paragraph-properties style:page-number="auto"/>
      <style:text-properties fo:font-size="18pt" fo:font-weight="bold" style:font-size-asian="18pt"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ease 1 Customer Engagement Summary</text:p>
      <text:p text:style-name="P3">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h text:style-name="Heading_20_1" text:outline-level="1"><text:bookmark-start text:name="__RefHeading__2292_1467812947"/><text:bookmark text:name="_Toc332912729"/>Customer Engagement Summary<text:bookmark-end text:name="__RefHeading__2292_1467812947"/></text:h>
      <text:p text:style-name="Standard">The customer has engaged successfully throughout the weekly meetings, and has offered good advise in the following areas:</text:p>
      <text:list xml:id="list2071923039988487855" text:style-name="L1">
        <text:list-item>
          <text:p text:style-name="P4">GUI design of the Desktop Application.</text:p>
          <text:list>
            <text:list-item>
              <text:p text:style-name="P4">Changing from single form layout to Wizard Style (noted in User Story).</text:p>
            </text:list-item>
            <text:list-item>
              <text:p text:style-name="P4">Add breadcrumbs to the Wizard (noted in User Story)</text:p>
            </text:list-item>
            <text:list-item>
              <text:p text:style-name="P4">Comments on mthods that they would like to see how the panels are added to the system via a drag-n-drop interface, but agreed that it's a Could-Have for a later iteration.</text:p>
            </text:list-item>
          </text:list>
        </text:list-item>
        <text:list-item>
          <text:p text:style-name="P5">Comments on the unknowns of the Google App Engine, as well as offering advise of where to look for items that will assist the development team.</text:p>
        </text:list-item>
      </text:list>
      <text:p text:style-name="P6">User Story Development was also easy, as the customer had a clear idea of the requirements of the application and offered exact feedback on the setting the story priorities, as well as discussing the iteration plans for each release. We have had some revision of each iteration plan, primarily bringing items forward as they aligned well to the other features being developed. This was primarily due to developers input and not the customers input. However the customer agreed with the plans, and appeared confident that we could deliver.</text:p>
      <text:p text:style-name="P6">Engagement with the customer was primarily through the weekly meetings with the occassional email to clarify items, however emails were rare since we got through all items in the meetng with the customer.</text:p>
      <text:p text:style-name="P6">Customer appeared to be happy with the progress at each meeting, and didn't really have to drive the direction of development.</text:p>
      <text:p text:style-name="P6"><text:soft-page-break/>Customer was also happy to discuss other matters, including CI setup, overall progress in relation to the bigger picture, etc.</text:p>
      <text:h text:style-name="Heading_20_1" text:outline-level="1">Teamwork Notes Summary</text:h>
      <text:p text:style-name="Text_20_body">Overall the team worked well, utilising IM (instant messaging) heavily to rapid QA sessions about functionality and how to do things (as part of our knowledge share strategy).</text:p>
      <text:p text:style-name="Text_20_body">The only issue was some late development work that got caught out by the lack of understanding of the platforms that we had to support, as well as the lack of document that made some complex tasks appear very easy. (The examples are quite trivial, but when dealing for more complex interactions with Google App Engine, the complexity of implementation is quite high – something the example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Release 1 Summary<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5</meta:editing-cycles>
    <meta:print-date>2012-08-16T10:36:00</meta:print-date>
    <meta:creation-date>2012-08-10T05:32:00</meta:creation-date>
    <dc:date>2012-09-16T15:23:39</dc:date>
    <meta:editing-duration>PT4H17M42S</meta:editing-duration>
    <meta:generator>OpenOffice.org/3.4$Solaris_x86 OpenOffice.org_project/340m1$Build-9590</meta:generator>
    <meta:document-statistic meta:table-count="1" meta:image-count="0" meta:object-count="0" meta:page-count="2" meta:paragraph-count="33" meta:word-count="414" meta:character-count="2501"/>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